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321b" officeooo:paragraph-rsid="0018321b"/>
    </style:style>
    <style:style style:name="P2" style:family="paragraph" style:parent-style-name="Standard" style:list-style-name="L1">
      <style:text-properties officeooo:paragraph-rsid="0018321b"/>
    </style:style>
    <style:style style:name="T1" style:family="text">
      <style:text-properties officeooo:rsid="0018321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8321b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S3211 Project 2</text:h>
      <text:h text:style-name="Heading_20_2" text:outline-level="2">Progress Report</text:h>
      <text:h text:style-name="Heading_20_3" text:outline-level="3">Group 5</text:h>
      <text:p text:style-name="P1">Ong Jit Sheng, Jonathan<text:tab/>A0073924B</text:p>
      <text:p text:style-name="P1">Tran Minh Hoang<text:tab/><text:tab/>A0088452X</text:p>
      <text:p text:style-name="P1">Le Vu Nguyen Chuong<text:tab/>A0088552W</text:p>
      <text:p text:style-name="P1"/>
      <text:p text:style-name="P1"/>
      <text:p text:style-name="P1">We have come up with the following parallel algorithm:</text:p>
      <text:p text:style-name="P1"/>
      <text:p text:style-name="P1">Let <text:span text:style-name="T2">p</text:span> be the given prime number.</text:p>
      <text:p text:style-name="P1">Let <text:span text:style-name="T2">n</text:span> be the number of processes.</text:p>
      <text:p text:style-name="P1"/>
      <text:list xml:id="list8161947736397050618" text:style-name="L1">
        <text:list-item>
          <text:p text:style-name="P2"><text:span text:style-name="T1">We let process </text:span><text:span text:style-name="T3">i</text:span><text:span text:style-name="T1"> compute factors of (</text:span><text:span text:style-name="T3">p</text:span><text:span text:style-name="T1">-1) within the range</text:span></text:p>
          <text:list>
            <text:list-header>
              <text:p text:style-name="P2"><text:span text:style-name="T1">[</text:span><text:span text:style-name="T3">i</text:span><text:span text:style-name="T1"> * sqrt(</text:span><text:span text:style-name="T3">p</text:span><text:span text:style-name="T1">-1)/</text:span><text:span text:style-name="T3">n</text:span><text:span text:style-name="T1">, (</text:span><text:span text:style-name="T3">i</text:span><text:span text:style-name="T1">+1)*sqrt(</text:span><text:span text:style-name="T3">p</text:span><text:span text:style-name="T1">-1)/</text:span><text:span text:style-name="T3">n</text:span><text:span text:style-name="T1">-1], where </text:span><text:span text:style-name="T3">i</text:span><text:span text:style-name="T1">=0, 1, ..., </text:span><text:span text:style-name="T3">n</text:span><text:span text:style-name="T1">-1.</text:span></text:p>
            </text:list-header>
          </text:list>
          <text:p text:style-name="P2"/>
        </text:list-item>
        <text:list-item>
          <text:p text:style-name="P2"><text:span text:style-name="T1">Each process will broadcast the factors found to the rest of the processes.</text:span></text:p>
          <text:p text:style-name="P2"/>
        </text:list-item>
        <text:list-item>
          <text:p text:style-name="P2"><text:span text:style-name="T1">Process </text:span><text:span text:style-name="T3">i</text:span><text:span text:style-name="T1"> will find the number of generators of </text:span><text:span text:style-name="T3">p</text:span><text:span text:style-name="T1"> within the range [</text:span><text:span text:style-name="T3">i</text:span><text:span text:style-name="T1">*</text:span><text:span text:style-name="T3">p</text:span><text:span text:style-name="T1">/</text:span><text:span text:style-name="T3">n</text:span><text:span text:style-name="T1">, (</text:span><text:span text:style-name="T3">i</text:span><text:span text:style-name="T1">+1)*</text:span><text:span text:style-name="T3">p</text:span><text:span text:style-name="T1">/</text:span><text:span text:style-name="T3">n</text:span><text:span text:style-name="T1">-1].</text:span></text:p>
          <text:p text:style-name="P2"/>
        </text:list-item>
        <text:list-item>
          <text:p text:style-name="P2"><text:span text:style-name="T1">Process 0 will collect the total number of generators found via reduce with the sum operation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S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S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4T17:56:01.433184000</meta:creation-date>
    <dc:date>2014-03-24T18:09:53.948194000</dc:date>
    <meta:editing-duration>P0D</meta:editing-duration>
    <meta:editing-cycles>1</meta:editing-cycles>
    <meta:document-statistic meta:table-count="0" meta:image-count="0" meta:object-count="0" meta:page-count="1" meta:paragraph-count="14" meta:word-count="112" meta:character-count="631" meta:non-whitespace-character-count="536"/>
    <meta:generator>LibreOffice/4.1.3.2$MacOSX_x86 LibreOffice_project/70feb7d99726f064edab4605a8ab840c50ec57a</meta:generator>
  </office:meta>
</office:document-meta>
</file>